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87e" officeooo:paragraph-rsid="0019587e"/>
    </style:style>
    <style:style style:name="P2" style:family="paragraph" style:parent-style-name="Standard">
      <style:text-properties style:font-name="Likhan" fo:font-size="12pt" style:font-size-asian="12pt" style:font-size-complex="12pt"/>
    </style:style>
    <style:style style:name="P3" style:family="paragraph" style:parent-style-name="Standard">
      <style:text-properties style:font-name="Likhan" fo:font-size="12pt" officeooo:rsid="001ad7fe" officeooo:paragraph-rsid="001ad7fe" style:font-size-asian="12pt" style:font-size-complex="12pt"/>
    </style:style>
    <style:style style:name="P4" style:family="paragraph" style:parent-style-name="Standard">
      <style:text-properties style:font-name="Likhan" fo:font-size="12pt" officeooo:paragraph-rsid="001ad7fe" style:font-size-asian="12pt" style:font-size-complex="12pt"/>
    </style:style>
    <style:style style:name="P5" style:family="paragraph" style:parent-style-name="Standard">
      <style:text-properties style:font-name="Likhan" fo:font-size="12pt" officeooo:rsid="001bdb66" officeooo:paragraph-rsid="001bdb66" style:font-size-asian="12pt" style:font-size-complex="12pt"/>
    </style:style>
    <style:style style:name="P6" style:family="paragraph" style:parent-style-name="Standard">
      <style:text-properties officeooo:paragraph-rsid="001bdb66"/>
    </style:style>
    <style:style style:name="P7" style:family="paragraph" style:parent-style-name="Text_20_body">
      <style:text-properties officeooo:paragraph-rsid="001bdb66"/>
    </style:style>
    <style:style style:name="T1" style:family="text">
      <style:text-properties officeooo:rsid="001ad7fe"/>
    </style:style>
    <style:style style:name="T2" style:family="text">
      <style:text-properties officeooo:rsid="001bdb66"/>
    </style:style>
    <style:style style:name="T3" style:family="text">
      <style:text-properties style:font-name="Likhan" fo:font-size="12pt" officeooo:rsid="001bdb66"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text:p>
      <text:p text:style-name="P4"><text:span text:style-name="T1">This format of srs is divided into numerous recommended sections to ensure that relevant information from the team members is captured. </text:span>Basic issues addressed in the SRS</text:p>
      <text:p text:style-name="P2">include functionality, external interfaces, performance requirements, attributes and design</text:p>
      <text:p text:style-name="P2">constraint<text:span text:style-name="T1">s.</text:span></text:p>
      <text:p text:style-name="P3">Many of the sections of the SRS document contain information that would be</text:p>
      <text:p text:style-name="P2">otherwise collected in UML use case artifacts. A significant amount of effort could be spared if the</text:p>
      <text:p text:style-name="P2">description of functionality captured in these Use­Case artifacts is used to populate relevant SRS</text:p>
      <text:p text:style-name="P2">sections. For large projects, the number of use cases and the amount of related documentation</text:p>
      <text:p text:style-name="P2">could quickly become unwieldy without the presence of an organization scheme. It is possible to</text:p>
      <text:p text:style-name="P2">systematically create and populate several of the SRS document sections if Use­Cases are</text:p>
      <text:p text:style-name="P2">documented using appropriate organization schemes. The advantage of systematic translation is</text:p>
      <text:p text:style-name="P2">avoiding duplicative specification efforts. After all, if time and effort have been expended creating</text:p>
      <text:p text:style-name="P2">the use case artifacts, it makes sense to reuse the results of those efforts when writing the SRS</text:p>
      <text:p text:style-name="P2">document. It would also lessen the possibility of introducing inconsistencies that arise during</text:p>
      <text:p text:style-name="P2">duplication.</text:p>
      <text:p text:style-name="P3">To help avoid duplication of effort, a method for systematic translation of UML use case</text:p>
      <text:p text:style-name="P2">descriptions into the IEEE 830 recommended format has been outlined. In order to increase the</text:p>
      <text:p text:style-name="P2">comprehensibility of what would otherwise be linear lists of dozens of use cases, we have</text:p>
      <text:p text:style-name="P2">proposed that use case descriptions be categorized on five different organization schemes.</text:p>
      <text:p text:style-name="P2">Finally, we have presented a step­by­step method based on several of the organization</text:p>
      <text:p text:style-name="P2">schemes for forming each major requirements section of an IEEE 830­based SRS document</text:p>
      <text:p text:style-name="P2">directly from information captured in UML use case diagrams and use case descriptions, and for</text:p>
      <text:p text:style-name="P2">organizing according to IEEE 830’s recommended structure. In the absence of systematic</text:p>
      <text:p text:style-name="P2">techniques for preparing a standards compliant SRS document with use­cases, our method</text:p>
      <text:p text:style-name="P2">presents itself as practical solution. Our future work involves comparing the effectiveness of our</text:p>
      <text:p text:style-name="P2">technique with traditional ad­hoc approaches. This would involve evaluating the completeness of</text:p>
      <text:p text:style-name="P2">an SRS Std.830­1998 document prepared by student groups using our method and comparing it</text:p>
      <text:p text:style-name="P2">with groups using an ad­hoc process. The groups would then be interviewed to ascertain the</text:p>
      <text:p text:style-name="P2">extent cognitive load experienced in preparing the SRS document, which would serve as another evaluation me<text:span text:style-name="T1">trics.</text:span></text:p>
      <text:p text:style-name="P2"/>
      <text:p text:style-name="P2"/>
      <text:p text:style-name="P3">IBM-</text:p>
      <text:p text:style-name="P3">Here,in this SRS ,it focuses morein the information about user input,requirments and specifications along with the changing requirements and specifications.<text:span text:style-name="T2">Requiremnets here are seen in three separate documents:</text:span></text:p>
      <text:p text:style-name="P6"><text:soft-page-break/><text:span text:style-name="T3">Firstly,stakeholder needs ,secondly software features and lastly the software requirement specification.</text:span>Using these three separate documents also helps to simplify the process of requirement reviews.</text:p>
      <text:p text:style-name="P7">n a software development project, requirements drive almost every activity, task, and deliverable. By applying a few key skills and an iterative development approach, you can evolve requirements that will help ensure success for your project. Use separate documents to record <text:span text:style-name="Emphasis">needs</text:span>, <text:span text:style-name="Emphasis">features</text:span>, and <text:span text:style-name="Emphasis">requirements</text:span>, and improve the accuracy of your requirements by sharing responsibility for review. With these documents you can also establish traceability between needs, features, and requirements to ensure that your Software Requirements Specification will continue to match up with business objectives.</text:p>
      <text:p text:style-name="Text_20_body">It is typically very costly to fix requirement errors that remain undiscovered until all the code has been written. Use cases can help you avoid such errors by communicating requirements to all project stakeholders; developing the system in iterations will help you identify what requirements you might need to specify in more detail or change. </text:p>
      <text:p text:style-name="P6"/>
      <text:p text:style-name="P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9:24:27.817434218</meta:creation-date>
    <dc:date>2019-01-24T09:41:04.038576896</dc:date>
    <meta:editing-duration>PT5M28S</meta:editing-duration>
    <meta:editing-cycles>2</meta:editing-cycles>
    <meta:generator>LibreOffice/6.0.3.2$Linux_X86_64 LibreOffice_project/00m0$Build-2</meta:generator>
    <meta:document-statistic meta:table-count="0" meta:image-count="0" meta:object-count="0" meta:page-count="2" meta:paragraph-count="34" meta:word-count="567" meta:character-count="3864" meta:non-whitespace-character-count="3330"/>
  </office:meta>
</office:document-meta>
</file>